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28cm" style:rel-column-width="18107*"/>
    </style:style>
    <style:style style:name="Table1.B" style:family="table-column">
      <style:table-column-properties style:column-width="10.811cm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ffff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1.A7" style:family="table-cell">
      <style:table-cell-properties fo:padding="0.097cm" fo:border-left="0.002cm solid #0000ff" fo:border-right="none" fo:border-top="none" fo:border-bottom="0.002cm solid #0000ff"/>
    </style:style>
    <style:style style:name="Table1.B7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ffff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2.A5" style:family="table-cell">
      <style:table-cell-properties fo:padding="0.097cm" fo:border-left="0.002cm solid #0000ff" fo:border-right="none" fo:border-top="none" fo:border-bottom="0.002cm solid #0000ff"/>
    </style:style>
    <style:style style:name="Table2.B5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" style:family="paragraph" style:parent-style-name="Method_20_Body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Code_20_Listing">
      <style:text-properties fo:color="#000080"/>
    </style:style>
    <style:style style:name="P9" style:family="paragraph" style:parent-style-name="Class_20_Title" style:master-page-name="Standard">
      <style:paragraph-properties style:page-number="auto"/>
    </style:style>
    <style:style style:name="P10" style:family="paragraph" style:parent-style-name="Criteria_20_Title">
      <style:text-properties fo:color="#0000ff"/>
    </style:style>
    <style:style style:name="P11" style:family="paragraph" style:parent-style-name="Criteria_20_Body" style:list-style-name="L1"/>
    <style:style style:name="P12" style:family="paragraph" style:parent-style-name="Criteria_20_Body" style:list-style-name="L3"/>
    <style:style style:name="P13" style:family="paragraph" style:parent-style-name="Method_20_Title">
      <style:paragraph-properties fo:break-before="page"/>
    </style:style>
    <style:style style:name="P14" style:family="paragraph" style:parent-style-name="Method_20_Body" style:list-style-name="L2"/>
    <style:style style:name="P1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6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P18" style:family="paragraph" style:parent-style-name="Standard"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Error\Exception</text:h>
      <text:p text:style-name="Class_20_Description"/>
      <text:p text:style-name="Class_20_Description">The <text:span text:style-name="T1">Error\Exception</text:span> class provides an <text:span text:style-name="T1">Exception</text:span> implementation for the <text:span text:style-name="T1">Error</text:span> class.</text:p>
      <text:p text:style-name="Method_20_Body"/>
      <text:h text:style-name="P10" text:outline-level="2">Design criteria and considerations</text:h>
      <text:p text:style-name="P2"/>
      <text:p text:style-name="Criteria_20_Body">Among the design considerations for the <text:span text:style-name="Class_20_Variables">Error\Exception</text:span> class are:</text:p>
      <text:p text:style-name="Criteria_20_Body"/>
      <text:list xml:id="list864198724" text:style-name="L3">
        <text:list-item>
          <text:p text:style-name="P12">The <text:span text:style-name="Class_20_Variables">Error\Exception</text:span> class extends the <text:span text:style-name="Class_20_Variables">Library\Exception</text:span> class;</text:p>
        </text:list-item>
        <text:list-item>
          <text:p text:style-name="P12">The class should pass all input parameters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15"/>
      <text:h text:style-name="P17" text:outline-level="4">Class Methods</text:h>
      <text:p text:style-name="Method_20_Body"/>
      <text:p text:style-name="Method_20_Body">The <text:span text:style-name="Class_20_Variables">Error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5">Method</text:p>
          </table:table-cell>
          <table:table-cell table:style-name="MethodTable.B1" office:value-type="string">
            <text:p text:style-name="P5">Description</text:p>
          </table:table-cell>
        </table:table-row>
        <table:table-row>
          <table:table-cell table:style-name="MethodTable.A2" office:value-type="string">
            <text:p text:style-name="P6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Error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Method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7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7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7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7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7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7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Error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Method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16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16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16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16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3"/>
      <text:h text:style-name="P13" text:outline-level="5"><text:bookmark-start text:name="__construct"/>__construct<text:bookmark-end text:name="__construct"/></text:h>
      <text:p text:style-name="P3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Error\Exception</text:span> class functionality is provided by the parent class. <text:s/>Refer to the PHP user guide for further information.</text:p>
      <text:p text:style-name="Method_20_Body"/>
      <text:p text:style-name="P4">Algorithm</text:p>
      <text:list xml:id="list1716817677" text:style-name="L2">
        <text:list-item>
          <text:p text:style-name="P14">Accept mandatory parameter <text:span text:style-name="T1">message</text:span> containing the exception message or an error code value for the exception message;</text:p>
        </text:list-item>
        <text:list-item>
          <text:p text:style-name="P14">Accept the optional parameter <text:span text:style-name="T1">code</text:span> containing the exception code;</text:p>
        </text:list-item>
        <text:list-item>
          <text:p text:style-name="P14">Accept the optional parameter <text:span text:style-name="T1">previous</text:span> containing a link to the previous exception class, if one exists, or null if none does;</text:p>
        </text:list-item>
        <text:list-item>
          <text:p text:style-name="P14">pass the <text:span text:style-name="T1">message</text:span>, <text:span text:style-name="T1">code</text:span> and <text:span text:style-name="T1">previous</text:span> parameters to the parent class, <text:span text:style-name="T1">Library\Exception</text:span><text:span text:style-name="T5">;</text:span></text:p>
        </text:list-item>
        <text:list-item>
          <text:p text:style-name="P14">Exit.</text:p>
        </text:list-item>
      </text:list>
      <text:p text:style-name="Method_20_Body"/>
      <text:p text:style-name="P4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P4">Narrative</text:p>
      <text:p text:style-name="Method_20_Body"/>
      <text:p text:style-name="Method_20_Body">The <text:span text:style-name="Class_20_Variables">Error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Parameter</text:p>
          </table:table-cell>
          <table:table-cell table:style-name="Table3.B1" office:value-type="string">
            <text:p text:style-name="P5">Description</text:p>
          </table:table-cell>
        </table:table-row>
        <table:table-row>
          <table:table-cell table:style-name="Table3.A2" office:value-type="string">
            <text:p text:style-name="P7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arameter</text:p>
          </table:table-cell>
          <table:table-cell table:style-name="Table4.B1" office:value-type="string">
            <text:p text:style-name="P5">Description</text:p>
          </table:table-cell>
        </table:table-row>
        <table:table-row>
          <table:table-cell table:style-name="Table4.A2" office:value-type="string">
            <text:p text:style-name="P7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7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h text:style-name="Coding_20_Title" text:outline-level="3"><text:soft-page-break/>Source Listing</text:h>
      <text:p text:style-name="Method_20_Body"/>
      <text:p text:style-name="P8">&lt;?php</text:p>
      <text:p text:style-name="P8">namespace Library\Error;</text:p>
      <text:p text:style-name="P8"/>
      <text:p text:style-name="P8">/*</text:p>
      <text:p text:style-name="P8"><text:s/>* <text:tab/><text:tab/>Error\Exception is copyright © 2012. EarthWalk Software.</text:p>
      <text:p text:style-name="P8"><text:s/>* <text:tab/><text:tab/>Licensed under the Academic Free License version 3.0</text:p>
      <text:p text:style-name="P8"><text:s/>* <text:tab/><text:tab/>Refer to the file named License.txt provided with the source, </text:p>
      <text:p text:style-name="P8"><text:s/>*<text:tab/><text:tab/><text:tab/>or from http://opensource.org/licenses/academic.php</text:p>
      <text:p text:style-name="P8"><text:s/>*/</text:p>
      <text:p text:style-name="P8">/**</text:p>
      <text:p text:style-name="P8"><text:s/>* Exception.</text:p>
      <text:p text:style-name="P8"><text:s/>*</text:p>
      <text:p text:style-name="P8"><text:s/>* The <text:span text:style-name="T1">Error\Exception</text:span> class extends the <text:span text:style-name="T1">Exception</text:span> base-class.</text:p>
      <text:p text:style-name="P8"><text:s/>* @author Jay Wheeler.</text:p>
      <text:p text:style-name="P8"><text:s/>* @version 1.0</text:p>
      <text:p text:style-name="P8"><text:s/>* @copyright © 2012. EarthWalk Software.</text:p>
      <text:p text:style-name="P8"><text:s/>* @license Licensed under the Academic Free License version 3.0</text:p>
      <text:p text:style-name="P8"><text:s/>* @package Library</text:p>
      <text:p text:style-name="P8"><text:s/>* @subpackage Error</text:p>
      <text:p text:style-name="P8"><text:s/>*/</text:p>
      <text:p text:style-name="P8"/>
      <text:p text:style-name="P8">class Exception extends \Library\Exception</text:p>
      <text:p text:style-name="P8">{</text:p>
      <text:p text:style-name="P8"><text:tab/>/**</text:p>
      <text:p text:style-name="P8"><text:tab/> * __construct</text:p>
      <text:p text:style-name="P8"><text:tab/> *</text:p>
      <text:p text:style-name="P8"><text:tab/> * Create an exception object instance</text:p>
      <text:p text:style-name="P8"><text:tab/> * @param string $message <text:s text:c="6"/>= message to send</text:p>
      <text:p text:style-name="P8"><text:tab/> * @param integer $code <text:s text:c="10"/>= exception code</text:p>
      <text:p text:style-name="P8"><text:tab/> * @param Exception $previous = (optional) previous exception</text:p>
      <text:p text:style-name="P8"><text:tab/> * @return Exception object instance</text:p>
      <text:p text:style-name="P8"><text:tab/> */</text:p>
      <text:p text:style-name="P8"><text:tab/>public function __construct($message, $code=0, Exception $previous=null)</text:p>
      <text:p text:style-name="P8"><text:tab/>{</text:p>
      <text:p text:style-name="P8"><text:tab/><text:tab/>parent::__construct($message, (int)$code, $previous);</text:p>
      <text:p text:style-name="P8"><text:tab/>}</text:p>
      <text:p text:style-name="P8"/>
      <text:p text:style-name="P8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Error\Exception<text:tab/><text:tab/><text:page-number text:select-page="current">4</text:page-number><text:tab/><text:tab/><text:tab/><text:tab/><text:date style:data-style-name="N76" text:date-value="2012-12-12T15:12:55.99">December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2H39M22S</meta:editing-duration>
    <meta:editing-cycles>28</meta:editing-cycles>
    <meta:generator>OpenOffice.org/3.2$Linux OpenOffice.org_project/320m12$Build-9483</meta:generator>
    <meta:initial-creator>Jay Wheeler</meta:initial-creator>
    <dc:date>2012-12-12T15:12:56</dc:date>
    <dc:creator>Jay Wheeler</dc:creator>
    <meta:document-statistic meta:table-count="5" meta:image-count="0" meta:object-count="0" meta:page-count="4" meta:paragraph-count="114" meta:word-count="512" meta:character-count="3696"/>
    <meta:template xlink:type="simple" xlink:actuate="onRequest" xlink:title="Class Documentation" xlink:href="../Class%20Documentation.ott" meta:date="2012-06-02T16:17:56"/>
  </office:meta>
</office:document-meta>
</file>